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5d39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5d39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5d39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5d39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5d39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5d39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5d39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5d39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5d39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5d39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5d39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5d39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5d39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5d39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5d39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5d39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5d39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ura Valeska Padron Guzma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3/4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72426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rge Luis Padron Cermeñ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95212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52.73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8" meta:non-whitespace-character-count="1000"/>
    <meta:template xlink:type="simple" xlink:actuate="onRequest" xlink:title="Normal" xlink:href=""/>
  </office:meta>
</office:document-meta>
</file>